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'Helvetica Neue', Helvetica, Arial, sans-serif, 'Apple LiGothic', 'Microsoft JhengHei'"/>
    <style:font-face style:name="Droid Sans Fallback1" svg:font-family="'Droid Sans Fallback'" style:font-family-generic="swiss"/>
    <style:font-face style:name="標楷體" svg:font-family="標楷體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新細明體" svg:font-family="新細明體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59cm" style:contextual-spacing="false" fo:text-align="start" style:justify-single-word="false" fo:background-color="#ffffff">
        <style:background-image/>
      </style:paragraph-properties>
    </style:style>
    <style:style style:name="P2" style:family="paragraph" style:parent-style-name="Standard">
      <style:paragraph-properties fo:margin-top="0cm" fo:margin-bottom="0.159cm" style:contextual-spacing="false" fo:text-align="start" style:justify-single-word="false" fo:background-color="#ffffff">
        <style:background-image/>
      </style:paragraph-properties>
      <style:text-properties fo:font-variant="normal" fo:text-transform="none" fo:color="#333333" style:font-name="Open Sans" fo:font-size="22.5pt" fo:letter-spacing="normal" fo:font-style="normal" fo:font-weight="normal" officeooo:paragraph-rsid="0007e531"/>
    </style:style>
    <style:style style:name="P3" style:family="paragraph" style:parent-style-name="Standard">
      <style:paragraph-properties fo:margin-top="0cm" fo:margin-bottom="0.159cm" style:contextual-spacing="false" fo:text-align="start" style:justify-single-word="false" fo:background-color="#ffffff">
        <style:background-image/>
      </style:paragraph-properties>
      <style:text-properties fo:font-variant="normal" fo:text-transform="none" fo:color="#333333" style:font-name="Open Sans" fo:font-size="14pt" fo:letter-spacing="normal" fo:font-style="normal" fo:font-weight="normal" officeooo:paragraph-rsid="000910ab" style:font-name-asian="標楷體" style:font-size-asian="14pt" style:font-size-complex="14pt"/>
    </style:style>
    <style:style style:name="P4" style:family="paragraph" style:parent-style-name="Standard">
      <style:paragraph-properties fo:margin-top="0cm" fo:margin-bottom="0.159cm" style:contextual-spacing="false" fo:text-align="start" style:justify-single-word="false" fo:background-color="#ffffff">
        <style:background-image/>
      </style:paragraph-properties>
      <style:text-properties fo:font-variant="normal" fo:text-transform="none" fo:color="#333333" style:font-name="Calibri1" fo:font-size="9pt" fo:letter-spacing="normal" fo:font-style="normal" fo:font-weight="bold" officeooo:paragraph-rsid="0007e531" style:font-size-asian="9pt" style:font-weight-asian="bold" style:font-size-complex="9pt" style:font-weight-complex="bold"/>
    </style:style>
    <style:style style:name="P5" style:family="paragraph" style:parent-style-name="Standard">
      <style:paragraph-properties fo:margin-left="0cm" fo:margin-right="0cm" style:line-height-at-least="1.058cm" fo:text-align="start" style:justify-single-word="false" fo:widows="1" fo:text-indent="0cm" style:auto-text-indent="false"/>
      <style:text-properties fo:font-variant="normal" fo:text-transform="none" fo:color="#333333" style:font-name="Calibri1" fo:font-size="9pt" fo:letter-spacing="normal" fo:font-style="normal" fo:font-weight="bold" officeooo:paragraph-rsid="0007e531" style:font-size-asian="9pt" style:font-weight-asian="bold" style:font-size-complex="9pt" style:font-weight-complex="bold"/>
    </style:style>
    <style:style style:name="P6" style:family="paragraph" style:parent-style-name="Standard" style:master-page-name="Standard">
      <style:paragraph-properties fo:margin-top="0cm" fo:margin-bottom="0.159cm" style:contextual-spacing="false" fo:text-align="start" style:justify-single-word="false" style:page-number="auto" fo:background-color="#ffffff">
        <style:background-image/>
      </style:paragraph-properties>
      <style:text-properties fo:font-variant="normal" fo:text-transform="none" fo:color="#333333" style:font-name="Open Sans" fo:font-size="14pt" fo:letter-spacing="normal" fo:font-style="normal" fo:font-weight="normal" officeooo:paragraph-rsid="0007e531" style:font-name-asian="標楷體" style:font-size-asian="14pt" style:font-size-complex="14pt"/>
    </style:style>
    <style:style style:name="P7" style:family="paragraph" style:parent-style-name="Standard">
      <style:paragraph-properties fo:margin-left="0cm" fo:margin-right="0cm" style:line-height-at-least="1.058cm" fo:text-align="start" style:justify-single-word="false" fo:widows="1" fo:text-indent="0cm" style:auto-text-indent="false"/>
      <style:text-properties fo:font-variant="normal" fo:text-transform="none" fo:color="#000000" style:font-name="Calibri1" fo:font-size="9pt" fo:letter-spacing="normal" fo:font-style="normal" fo:font-weight="bold" officeooo:paragraph-rsid="0007e531" style:font-size-asian="9pt" style:font-weight-asian="bold" style:font-size-complex="9pt" style:font-weight-complex="bold"/>
    </style:style>
    <style:style style:name="P8" style:family="paragraph" style:parent-style-name="Standard">
      <style:paragraph-properties fo:margin-left="0cm" fo:margin-right="0cm" style:line-height-at-least="1.058cm" fo:text-align="start" style:justify-single-word="false" fo:widows="1" fo:text-indent="0cm" style:auto-text-indent="false"/>
      <style:text-properties fo:font-variant="normal" fo:text-transform="none" fo:color="#000000" style:font-name="Open Sans" fo:font-size="22.5pt" fo:letter-spacing="normal" fo:font-style="normal" fo:font-weight="normal" officeooo:paragraph-rsid="0007e531"/>
    </style:style>
    <style:style style:name="T1" style:family="text">
      <style:text-properties officeooo:rsid="000910ab"/>
    </style:style>
    <style:style style:name="T2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可變參數模型程式檔名</text:p>
      <text:p text:style-name="P3">檔案位置： <text:s/><text:span text:style-name="T1">60.251.146.51/ledy/uploads/xxx</text:span></text:p>
      <text:p text:style-name="P2">xxx=</text:p>
      <text:p text:style-name="P4">1_16202 <text:s/><text:tab/><text:tab/>2_56175<text:tab/><text:tab/>3_31880<text:tab/></text:p>
      <text:p text:style-name="P4">4_35986 <text:tab/><text:tab/>5_83009<text:tab/><text:tab/>6_16262<text:tab/></text:p>
      <text:p text:style-name="P5">7_52920<text:tab/><text:tab/>8_94901<text:tab/><text:tab/>9_41544<text:tab/></text:p>
      <text:p text:style-name="P5">10_45837<text:tab/><text:tab/><text:line-break/><text:line-break/><text:span text:style-name="T2">11_97521<text:tab/><text:tab/>12_57271<text:tab/><text:tab/>13_78320<text:line-break/>14_89984<text:tab/><text:tab/>15_80926<text:tab/><text:tab/>16_49055</text:span></text:p>
      <text:p text:style-name="P7">17_31580<text:tab/><text:tab/>18_61014<text:tab/><text:tab/>19_57131</text:p>
      <text:p text:style-name="P7">20_87471</text:p>
      <text:p text:style-name="P7"/>
      <text:p text:style-name="P7">21_33498<text:tab/><text:tab/>22_77149<text:tab/><text:tab/>23_72312</text:p>
      <text:p text:style-name="P7">24_63303<text:tab/><text:tab/>25_58746<text:tab/><text:tab/>26_46374</text:p>
      <text:p text:style-name="P7">27_47863<text:tab/><text:tab/>28_89538<text:tab/><text:tab/>29_10647</text:p>
      <text:p text:style-name="P7">30_84048</text:p>
      <text:p text:style-name="P7"/>
      <text:p text:style-name="P7">31_32938<text:tab/><text:tab/>32_13472<text:tab/><text:tab/>33_60698</text:p>
      <text:p text:style-name="P7">34_27245<text:tab/><text:tab/>35_40275<text:tab/><text:tab/>36_33338</text:p>
      <text:p text:style-name="P7">37_71957<text:tab/><text:tab/>38_93536<text:tab/><text:tab/>39_29664</text:p>
      <text:p text:style-name="P8">40_27197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" svg:font-family="'Open Sans', 'Helvetica Neue', Helvetica, Arial, sans-serif, 'Apple LiGothic', 'Microsoft JhengHei'"/>
    <style:font-face style:name="Droid Sans Fallback1" svg:font-family="'Droid Sans Fallback'" style:font-family-generic="swiss"/>
    <style:font-face style:name="標楷體" svg:font-family="標楷體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新細明體" svg:font-family="新細明體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AR PL UMing TW" style:font-size-asian="12pt" style:language-asian="zh" style:country-asian="TW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Calibri" fo:font-size="12pt" fo:language="en" fo:country="US" style:letter-kerning="true" style:font-name-asian="AR PL UMing TW" style:font-size-asian="12pt" style:language-asian="zh" style:country-asian="TW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Calibri" fo:font-family="Calibri" style:font-family-generic="roman" style:font-pitch="variable" fo:font-size="12pt" fo:language="en" fo:country="US" style:font-name-asian="AR PL UMing TW" style:font-family-asian="'AR PL UMing TW'" style:font-family-generic-asian="system" style:font-pitch-asian="variable" style:font-size-asian="12pt" style:language-asian="zh" style:country-asian="TW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Droid Sans Fallback1" style:font-family-complex="'Droid Sans Fallback'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Droid Sans Fallback1" style:font-family-complex="'Droid Sans Fallback'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cm" fo:margin-bottom="0.494cm" style:contextual-spacing="false"/>
      <style:text-properties style:font-name="新細明體" fo:font-family="新細明體" style:font-family-generic="roman" style:font-pitch="variable" style:font-name-asian="新細明體1" style:font-family-asian="新細明體" style:font-family-generic-asian="system" style:font-pitch-asian="variable" style:font-name-complex="新細明體1" style:font-family-complex="新細明體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Cambria" fo:font-family="Cambria" style:font-family-generic="roman" style:font-pitch="variable" fo:font-size="9pt" style:font-size-asian="9pt" style:font-name-complex="Tahoma" style:font-family-complex="Tahoma" style:font-family-generic-complex="system" style:font-pitch-complex="variable" style:font-size-complex="9pt"/>
    </style:style>
    <style:style style:name="Endnote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text_5f_exposed_5f_show" style:display-name="text_exposed_show" style:family="text" style:parent-style-name="Default_20_Paragraph_20_Font"/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註解方塊文字_20_字元" style:display-name="註解方塊文字 字元" style:family="text" style:parent-style-name="Default_20_Paragraph_20_Font">
      <style:text-properties style:font-name="Cambria" fo:font-family="Cambria" style:font-family-generic="roman" style:font-pitch="variable" fo:font-size="9pt" style:font-size-asian="9pt" style:font-name-complex="Tahoma" style:font-family-complex="Tahoma" style:font-family-generic-complex="system" style:font-pitch-complex="variable" style:font-size-complex="9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14.55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>
        <style:header-footer-properties fo:min-height="20.56cm" fo:margin-left="0cm" fo:margin-right="0cm" fo:margin-bottom="20.45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第一章 1111111111111111111111111111111111111111111111 <text:s text:c="3"/></text:p>
      </style:header>
      <style:header-first>
        <text:p text:style-name="Header"/>
      </style:header-first>
      <style:header-left>
        <text:p text:style-name="Header"><text:s text:c="3"/></text:p>
      </style:header-left>
      <style:footer>
        <text:p text:style-name="Footer">145-00</text:p>
      </style:footer>
      <style:footer-first>
        <text:p text:style-name="Footer"/>
      </style:footer-first>
      <style:footer-left>
        <text:p text:style-name="Footer"/>
      </style:footer-left>
    </style:master-page>
    <style:master-page style:name="Endnote" style:page-layout-name="Mpm2">
      <style:header>
        <text:p text:style-name="Header">11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7T04:55:00</meta:creation-date>
    <meta:initial-creator>user</meta:initial-creator>
    <dc:language>zh-TW</dc:language>
    <meta:print-date>2014-09-07T05:28:00</meta:print-date>
    <dc:date>2015-10-14T16:04:25.389993518</dc:date>
    <meta:editing-cycles>30</meta:editing-cycles>
    <meta:editing-duration>PT14M7S</meta:editing-duration>
    <meta:generator>LibreOffice/4.2.8.2$Linux_X86_64 LibreOffice_project/420m0$Build-2</meta:generator>
    <meta:document-statistic meta:table-count="0" meta:image-count="0" meta:object-count="0" meta:page-count="3" meta:paragraph-count="21" meta:word-count="63" meta:character-count="488" meta:non-whitespace-character-count="419"/>
    <meta:template xlink:type="simple" xlink:actuate="onRequest" xlink:title="Normal.dotm" xlink:href=""/>
  </office:meta>
</office:document-meta>
</file>